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4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3.39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7cm" fo:min-width="3.7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9900"/>
    </style:style>
    <style:style style:name="P3" style:family="paragraph">
      <style:text-properties fo:color="#0000ff"/>
    </style:style>
    <style:style style:name="P4" style:family="paragraph">
      <style:text-properties fo:color="#ff3333"/>
    </style:style>
    <style:style style:name="T1" style:family="text">
      <style:text-properties fo:color="#009900"/>
    </style:style>
    <style:style style:name="T2" style:family="text">
      <style:text-properties fo:color="#0000ff"/>
    </style:style>
    <style:style style:name="T3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20.867cm" svg:x2="2.524cm" svg:y2="7.471cm">
          <text:p/>
        </draw:line>
        <draw:line draw:style-name="gr1" draw:text-style-name="P1" draw:layer="layout" svg:x1="2.5cm" svg:y1="20.779cm" svg:x2="16.24cm" svg:y2="12.17cm">
          <text:p/>
        </draw:line>
        <draw:line draw:style-name="gr1" draw:text-style-name="P1" draw:layer="layout" svg:x1="2.5cm" svg:y1="20.867cm" svg:x2="19.772cm" svg:y2="20.451cm">
          <text:p/>
        </draw:line>
        <draw:line draw:style-name="gr2" draw:text-style-name="P1" draw:layer="layout" svg:x1="2.5cm" svg:y1="20.867cm" svg:x2="8.525cm" svg:y2="20.867cm">
          <text:p text:style-name="P1"/>
        </draw:line>
        <draw:line draw:style-name="gr3" draw:text-style-name="P1" draw:layer="layout" svg:x1="2.5cm" svg:y1="20.867cm" svg:x2="12.14cm" svg:y2="15.463cm">
          <text:p/>
        </draw:line>
        <draw:line draw:style-name="gr4" draw:text-style-name="P1" draw:layer="layout" svg:x1="7.877cm" svg:y1="20.87cm" svg:x2="11.894cm" svg:y2="15.466cm">
          <text:p/>
        </draw:line>
        <draw:frame draw:style-name="gr5" draw:text-style-name="P2" draw:layer="layout" svg:width="1.905cm" svg:height="1.143cm" svg:x="3.54cm" svg:y="21.066cm">
          <draw:text-box>
            <text:p text:style-name="P2"><text:span text:style-name="T1">edm</text:span></text:p>
          </draw:text-box>
        </draw:frame>
        <draw:frame draw:style-name="gr6" draw:text-style-name="P3" draw:layer="layout" svg:width="1.938cm" svg:height="1.097cm" svg:x="9.73cm" svg:y="17.302cm">
          <draw:text-box>
            <text:p><text:span text:style-name="T2">mdm</text:span></text:p>
          </draw:text-box>
        </draw:frame>
        <draw:frame draw:style-name="gr7" draw:text-style-name="P4" draw:layer="layout" svg:width="1.651cm" svg:height="1.27cm" svg:x="6.461cm" svg:y="16.875cm">
          <draw:text-box>
            <text:p><text:span text:style-name="T3">n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Aksentev</meta:initial-creator>
    <meta:creation-date>2018-10-02T14:34:54.776213906</meta:creation-date>
    <dc:date>2018-10-02T14:48:30.000301501</dc:date>
    <dc:creator>Alexander Aksentev</dc:creator>
    <meta:editing-duration>PT13M35S</meta:editing-duration>
    <meta:editing-cycles>2</meta:editing-cycles>
    <meta:generator>LibreOffice/4.3.3.2$Linux_X86_64 LibreOffice_project/430m0$Build-2</meta:generator>
    <meta:document-statistic meta:object-count="9"/>
  </office:meta>
</office:document-meta>
</file>